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53ccc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394750594&amp;asins=0394750594&amp;linkId=7ce99d91e132f5c6e6fdea5b625e7e4f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1557833737&amp;asins=1557833737&amp;linkId=24e4ea4b1c28003dc709c7c6ff85ed00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1626549974&amp;asins=1626549974&amp;linkId=e4d423f369ceed192ff12746b7c9b76f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553272950&amp;asins=0553272950&amp;linkId=f49401a0b09c15f6d2e18958bea32778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060928190&amp;asins=0060928190&amp;linkId=09912dfae5b0a30bf2d3b47c85c675fa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062292099&amp;asins=0062292099&amp;linkId=1ad862b77b2e4832081839abee045e11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470228482&amp;asins=0470228482&amp;linkId=eea91a6441f2134b951656bc53398f06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B0001Z3IHG&amp;asins=B0001Z3IHG&amp;linkId=6ccacc36b555c231f9ca240e13f80609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684829576&amp;asins=0684829576&amp;linkId=4fd0dc0cc4a691f9915edb522ce4153a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" xlink:type="simple">ws-na.amazon-adsystem.com/widgets/q?ServiceVersion=20070822&amp;OneJS=1&amp;Operation=GetAdHtml&amp;MarketPlace=US&amp;source=ac&amp;ref=tf_til&amp;ad_type=product_link&amp;tracking_id=jhhappyhour-20&amp;marketplace=amazon&amp;region</text:a>=US&amp;placement=0896762505&amp;asins=0896762505&amp;linkId=c43d2d62a65a9ceaa0b324322bb8ddcc&amp;show_border=true&amp;link_opens_in_new_window=true&amp;price_color=333333&amp;title_color=0066c0&amp;bg_color=fafafa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83217&amp;asins=1495083217&amp;linkId=41ade164ad41e217b0ece80b8e42b52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83217&amp;asins=1495083217&amp;linkId=41ade164ad41e217b0ece80b8e42b52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7881X&amp;asins=063407881X&amp;linkId=ff0aefe682f20737d2db576e39a3ef7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7881X&amp;asins=063407881X&amp;linkId=ff0aefe682f20737d2db576e39a3ef7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780387776&amp;asins=1780387776&amp;linkId=8c719048681b8f875e525fda2677f9d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780387776&amp;asins=1780387776&amp;linkId=8c719048681b8f875e525fda2677f9d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5608294&amp;asins=1575608294&amp;linkId=a01d5645725cb796d9abf4e88f53f77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5608294&amp;asins=1575608294&amp;linkId=a01d5645725cb796d9abf4e88f53f77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7542&amp;asins=1495057542&amp;linkId=5a89d7160fd802cd3f58a73ca19e10c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7542&amp;asins=1495057542&amp;linkId=5a89d7160fd802cd3f58a73ca19e10c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03442&amp;asins=1495003442&amp;linkId=f74055695f2c23641b3c60b52eda840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03442&amp;asins=1495003442&amp;linkId=f74055695f2c23641b3c60b52eda840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94111&amp;asins=0793594111&amp;linkId=a7974a9a59e7670865f87a511a57dc6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94111&amp;asins=0793594111&amp;linkId=a7974a9a59e7670865f87a511a57dc6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943351685&amp;asins=0943351685&amp;linkId=e936dd61b6c424c48a021bd1a64a9b2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943351685&amp;asins=0943351685&amp;linkId=e936dd61b6c424c48a021bd1a64a9b2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66129&amp;asins=1480366129&amp;linkId=45bddc9f7938f74cb83195fa9e67edc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66129&amp;asins=1480366129&amp;linkId=45bddc9f7938f74cb83195fa9e67edc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91678&amp;asins=1495091678&amp;linkId=63255bc6fa293c3146c28447f952fde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91678&amp;asins=1495091678&amp;linkId=63255bc6fa293c3146c28447f952fde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91260&amp;asins=1495091260&amp;linkId=a59b916bd0c57413aff3e325697a3be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91260&amp;asins=1495091260&amp;linkId=a59b916bd0c57413aff3e325697a3be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573704791&amp;asins=0573704791&amp;linkId=392150aaf29f18498f7f3491f5df684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573704791&amp;asins=0573704791&amp;linkId=392150aaf29f18498f7f3491f5df684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37942&amp;asins=1423437942&amp;linkId=e99aaae39f2ad8b98b6060600b7bbad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37942&amp;asins=1423437942&amp;linkId=e99aaae39f2ad8b98b6060600b7bbad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75702&amp;asins=1495075702&amp;linkId=88634fc09ce150553fcc8d36d4bdd60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75702&amp;asins=1495075702&amp;linkId=88634fc09ce150553fcc8d36d4bdd60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86790&amp;asins=1480386790&amp;linkId=eb36d028ced04028d938ed951becc57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86790&amp;asins=1480386790&amp;linkId=eb36d028ced04028d938ed951becc57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0671&amp;asins=0881880671&amp;linkId=340c9233e63a2951960fa903f337a6d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0671&amp;asins=0881880671&amp;linkId=340c9233e63a2951960fa903f337a6d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571533892&amp;asins=0571533892&amp;linkId=aa8f786c089ddd4b536dc83a805b2fd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571533892&amp;asins=0571533892&amp;linkId=aa8f786c089ddd4b536dc83a805b2fd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603783725&amp;asins=1603783725&amp;linkId=558733cde3a30bd16472f8bc232fd05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603783725&amp;asins=1603783725&amp;linkId=558733cde3a30bd16472f8bc232fd05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42211&amp;asins=1480342211&amp;linkId=aa0b95728094d5aec3eb255f130feee4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42211&amp;asins=1480342211&amp;linkId=aa0b95728094d5aec3eb255f130feee4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81047&amp;asins=0739081047&amp;linkId=0aba2da4b3ecd5e33010b4b1f7d8968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81047&amp;asins=0739081047&amp;linkId=0aba2da4b3ecd5e33010b4b1f7d8968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35646&amp;asins=0793535646&amp;linkId=bbf53eb21988c7cb4e84cd8ad3b9c6d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35646&amp;asins=0793535646&amp;linkId=bbf53eb21988c7cb4e84cd8ad3b9c6d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603781358&amp;asins=1603781358&amp;linkId=7717cfb5171acfde298732cccf12171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603781358&amp;asins=1603781358&amp;linkId=7717cfb5171acfde298732cccf12171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93842&amp;asins=1423493842&amp;linkId=0aa562cfda9d6806e06b84b37f1f7c3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93842&amp;asins=1423493842&amp;linkId=0aa562cfda9d6806e06b84b37f1f7c3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8166&amp;asins=1495058166&amp;linkId=4ef62d3fcddff4e3422217d7b7b6ed5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8166&amp;asins=1495058166&amp;linkId=4ef62d3fcddff4e3422217d7b7b6ed5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32453&amp;asins=1480332453&amp;linkId=98bcbc8505aeae87bedbb82f1fbbde9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32453&amp;asins=1480332453&amp;linkId=98bcbc8505aeae87bedbb82f1fbbde9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25861&amp;asins=0793525861&amp;linkId=c6f6b209cb8fa26fe7cf1b8cebf1f78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25861&amp;asins=0793525861&amp;linkId=c6f6b209cb8fa26fe7cf1b8cebf1f78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58477223&amp;asins=1458477223&amp;linkId=9b5127622295b70cd011853d0445f77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58477223&amp;asins=1458477223&amp;linkId=9b5127622295b70cd011853d0445f77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72452&amp;asins=1495072452&amp;linkId=28418c5e4ca7ce5d633fe01a181c0cb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72452&amp;asins=1495072452&amp;linkId=28418c5e4ca7ce5d633fe01a181c0cb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95802&amp;asins=1423495802&amp;linkId=1f183d79d40bbdc36e29675f6974e96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95802&amp;asins=1423495802&amp;linkId=1f183d79d40bbdc36e29675f6974e96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76814163&amp;asins=1476814163&amp;linkId=5fe91e83a00d66518f2dc493fa5d0db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76814163&amp;asins=1476814163&amp;linkId=5fe91e83a00d66518f2dc493fa5d0db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00968&amp;asins=1423400968&amp;linkId=010463ab11d332f6d656d1993159089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00968&amp;asins=1423400968&amp;linkId=010463ab11d332f6d656d1993159089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57837376&amp;asins=1557837376&amp;linkId=989932069307cf880c27146aab4a736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57837376&amp;asins=1557837376&amp;linkId=989932069307cf880c27146aab4a736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57900917&amp;asins=0757900917&amp;linkId=5c0434baf0d9c42c5fcfc1423a4b8ab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57900917&amp;asins=0757900917&amp;linkId=5c0434baf0d9c42c5fcfc1423a4b8ab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83715&amp;asins=1423483715&amp;linkId=fde524190b599ad602ce27ef3963f51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83715&amp;asins=1423483715&amp;linkId=fde524190b599ad602ce27ef3963f51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78593&amp;asins=0739078593&amp;linkId=0c0870040712000c1980452d8af7cbd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78593&amp;asins=0739078593&amp;linkId=0c0870040712000c1980452d8af7cbd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79190&amp;asins=0634079190&amp;linkId=c939ce00b78d0606fac8d0e8050738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79190&amp;asins=0634079190&amp;linkId=c939ce00b78d0606fac8d0e80507380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5600714&amp;asins=1575600714&amp;linkId=2a62713efc9c16f1a1a0777ebafeedb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5600714&amp;asins=1575600714&amp;linkId=2a62713efc9c16f1a1a0777ebafeedb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5770&amp;asins=0881885770&amp;linkId=d7daa50717301c0bd4f52267166e91f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5770&amp;asins=0881885770&amp;linkId=d7daa50717301c0bd4f52267166e91f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83651&amp;asins=1480383651&amp;linkId=d828063348d2b117349f1a072c40509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83651&amp;asins=1480383651&amp;linkId=d828063348d2b117349f1a072c40509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9180&amp;asins=0881889180&amp;linkId=8afaa1f7ed9a4b015dd3cc88d20de79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9180&amp;asins=0881889180&amp;linkId=8afaa1f7ed9a4b015dd3cc88d20de79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58355&amp;asins=0634058355&amp;linkId=9d682479de961f7bc2e8c8639f6627a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58355&amp;asins=0634058355&amp;linkId=9d682479de961f7bc2e8c8639f6627a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9677X&amp;asins=148039677X&amp;linkId=27f15609469b009f448f4aefc971882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9677X&amp;asins=148039677X&amp;linkId=27f15609469b009f448f4aefc971882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69259863&amp;asins=0769259863&amp;linkId=3dc8caea82c76cdc4c5522fdace5c6e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69259863&amp;asins=0769259863&amp;linkId=3dc8caea82c76cdc4c5522fdace5c6e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98365&amp;asins=0739098365&amp;linkId=275065a9d7170e228da048a855020e1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98365&amp;asins=0739098365&amp;linkId=275065a9d7170e228da048a855020e1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472&amp;asins=0881884472&amp;linkId=1305045c1364562597d289e41f37eb8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472&amp;asins=0881884472&amp;linkId=1305045c1364562597d289e41f37eb8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576239551&amp;asins=1576239551&amp;linkId=356c5f88fdd031a9a09a58e98ada44f1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576239551&amp;asins=1576239551&amp;linkId=356c5f88fdd031a9a09a58e98ada44f1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636X&amp;asins=088188636X&amp;linkId=04bcce1a68f95c1f0ec069a71731a7df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636X&amp;asins=088188636X&amp;linkId=04bcce1a68f95c1f0ec069a71731a7df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64479&amp;asins=0739064479&amp;linkId=895f76dbed9c7534eb64cb981bc20cd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64479&amp;asins=0739064479&amp;linkId=895f76dbed9c7534eb64cb981bc20cd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2011&amp;asins=0881882011&amp;linkId=5e2e6c989597d5dfb5380f4d247cbc3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2011&amp;asins=0881882011&amp;linkId=5e2e6c989597d5dfb5380f4d247cbc3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45813&amp;asins=1423445813&amp;linkId=2f0c9060726be5784b14d00b6a383de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45813&amp;asins=1423445813&amp;linkId=2f0c9060726be5784b14d00b6a383de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94866&amp;asins=1480394866&amp;linkId=1e182ee3225b74202e8f351bda3ebed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94866&amp;asins=1480394866&amp;linkId=1e182ee3225b74202e8f351bda3ebed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53477&amp;asins=1480353477&amp;linkId=ca8d73fcf465ca725d540329bd8730e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53477&amp;asins=1480353477&amp;linkId=ca8d73fcf465ca725d540329bd8730e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45628&amp;asins=0739045628&amp;linkId=e7be837a88ca4dc0fa3f1207c7f4f305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45628&amp;asins=0739045628&amp;linkId=e7be837a88ca4dc0fa3f1207c7f4f305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81357&amp;asins=0739081357&amp;linkId=4f9b0c273f05d8c457333536e1d6f3c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81357&amp;asins=0739081357&amp;linkId=4f9b0c273f05d8c457333536e1d6f3c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69427&amp;asins=1495069427&amp;linkId=786d2dde5188d2b41bff453100f37b4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69427&amp;asins=1495069427&amp;linkId=786d2dde5188d2b41bff453100f37b4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21868&amp;asins=1423421868&amp;linkId=25c76ed3c17bcdb0739124fe163b3af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21868&amp;asins=1423421868&amp;linkId=25c76ed3c17bcdb0739124fe163b3af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58423271&amp;asins=1458423271&amp;linkId=89a92bff1902b9f29e150c722a34a36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58423271&amp;asins=1458423271&amp;linkId=89a92bff1902b9f29e150c722a34a36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80342653&amp;asins=1480342653&amp;linkId=ea990754b926e59e238e236de00ef46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80342653&amp;asins=1480342653&amp;linkId=ea990754b926e59e238e236de00ef46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59057&amp;asins=1495059057&amp;linkId=a72621dec399861703f9c685f7427d6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59057&amp;asins=1495059057&amp;linkId=a72621dec399861703f9c685f7427d6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93567637&amp;asins=0793567637&amp;linkId=66f0433da23fecfd0f1133290b0753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93567637&amp;asins=0793567637&amp;linkId=66f0433da23fecfd0f1133290b07530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96842&amp;asins=0634096842&amp;linkId=6dc4aac921e9fd6250880cffd6c21d5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96842&amp;asins=0634096842&amp;linkId=6dc4aac921e9fd6250880cffd6c21d5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634064835&amp;asins=0634064835&amp;linkId=0483055162d05fb1bc845055ab3c928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634064835&amp;asins=0634064835&amp;linkId=0483055162d05fb1bc845055ab3c928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54899&amp;asins=0739054899&amp;linkId=ddcda284a91a8f8811f7d649b84c3408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54899&amp;asins=0739054899&amp;linkId=ddcda284a91a8f8811f7d649b84c3408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60716&amp;asins=0739060716&amp;linkId=2226f45a88936ed879f2e8a5ea36f38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60716&amp;asins=0739060716&amp;linkId=2226f45a88936ed879f2e8a5ea36f38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57980511&amp;asins=0757980511&amp;linkId=9d7fe847bc944be2920b4c684e228a7b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57980511&amp;asins=0757980511&amp;linkId=9d7fe847bc944be2920b4c684e228a7b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5393X&amp;asins=142345393X&amp;linkId=6e0b932984caa41280e526fb96d8c41e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5393X&amp;asins=142345393X&amp;linkId=6e0b932984caa41280e526fb96d8c41e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96885&amp;asins=0739096885&amp;linkId=907863cbaf536779b5eb4f5372a1c49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96885&amp;asins=0739096885&amp;linkId=907863cbaf536779b5eb4f5372a1c49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6199X&amp;asins=149506199X&amp;linkId=64ad63bf131d93b55103863e223052f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6199X&amp;asins=149506199X&amp;linkId=64ad63bf131d93b55103863e223052fc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91X&amp;asins=088188491X&amp;linkId=8035421c7f9ceafdbc5bd83b9ac239f2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91X&amp;asins=088188491X&amp;linkId=8035421c7f9ceafdbc5bd83b9ac239f2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72640&amp;asins=1423472640&amp;linkId=a4e1b2a730f0d8b4db201be9449bc48d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72640&amp;asins=1423472640&amp;linkId=a4e1b2a730f0d8b4db201be9449bc48d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2347287X&amp;asins=142347287X&amp;linkId=c0d49082577a6a06049c1386c4b7391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2347287X&amp;asins=142347287X&amp;linkId=c0d49082577a6a06049c1386c4b73919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B00G95882C&amp;asins=B00G95882C&amp;linkId=fc950adc7031e3636a5ece7ca51b8467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B00G95882C&amp;asins=B00G95882C&amp;linkId=fc950adc7031e3636a5ece7ca51b8467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149501861X&amp;asins=149501861X&amp;linkId=8c10d8ff6b4d97ded6f709eca74aa2ba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149501861X&amp;asins=149501861X&amp;linkId=8c10d8ff6b4d97ded6f709eca74aa2ba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38885&amp;asins=0739038885&amp;linkId=7e4e90c3d49ac7eebf6370f6c12e82d3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38885&amp;asins=0739038885&amp;linkId=7e4e90c3d49ac7eebf6370f6c12e82d3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4464&amp;asins=0881884464&amp;linkId=d31eea6d5f49967bbda13858286acac6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4464&amp;asins=0881884464&amp;linkId=d31eea6d5f49967bbda13858286acac6&amp;show_border=true&amp;link_opens_in_new_window=true&amp;price_color=333333&amp;title_color=0066c0&amp;bg_color=fafafa</text:a>"&gt;</text:p>
          </table:table-cell>
        </table:table-row>
        <table:table-row table:style-name="ro2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88188541X&amp;asins=088188541X&amp;linkId=31847669f5005eaa4282326a340cd1c9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88188541X&amp;asins=088188541X&amp;linkId=31847669f5005eaa4282326a340cd1c9&amp;show_border=true&amp;link_opens_in_new_window=true&amp;price_color=333333&amp;title_color=0066c0&amp;bg_color=fafafa</text:a>"&gt;</text:p>
          </table:table-cell>
        </table:table-row>
        <table:table-row table:style-name="ro3">
          <table:table-cell office:value-type="string" calcext:value-type="string">
            <text:p>score</text:p>
          </table:table-cell>
          <table:table-cell office:value-type="string" calcext:value-type="string">
            <text:p>&lt;iframe style="width:120px;height:240px;" marginwidth="0" marginheight="0" scrolling="no" frameborder="0" src="//<text:a xlink:href="http://ws-na.amazon-adsystem.com/widgets/q?ServiceVersion=20070822&amp;OneJS=1&amp;Operation=GetAdHtml&amp;MarketPlace=US&amp;source=ac&amp;ref=tf_til&amp;ad_type=product_link&amp;tracking_id=jhhappyhour-20&amp;marketplace=amazon&amp;region=US&amp;placement=0739073451&amp;asins=0739073451&amp;linkId=e6686f403ef27ca91237c42f825a7d0c&amp;show_border=true&amp;link_opens_in_new_window=true&amp;price_color=333333&amp;title_color=0066c0&amp;bg_color=fafafa" xlink:type="simple">ws-na.amazon-adsystem.com/widgets/q?ServiceVersion=20070822&amp;OneJS=1&amp;Operation=GetAdHtml&amp;MarketPlace=US&amp;source=ac&amp;ref=tf_til&amp;ad_type=product_link&amp;tracking_id=jhhappyhour-20&amp;marketplace=amazon&amp;region=US&amp;placement=0739073451&amp;asins=0739073451&amp;linkId=e6686f403ef27ca91237c42f825a7d0c&amp;show_border=true&amp;link_opens_in_new_window=true&amp;price_color=333333&amp;title_color=0066c0&amp;bg_color=fafafa</text:a>"&gt;</text:p>
          </table:table-cell>
        </table:table-row>
        <table:table-row table:style-name="ro4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823099490&amp;asins=0823099490&amp;linkId=e2cbc2ffa51fb1941792987363b6d4dd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140096493&amp;asins=0140096493&amp;linkId=8f0e4d2a7861826af1c3decd612d4fdf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553263668&amp;asins=0553263668&amp;linkId=d4cc24d11015285561152248aa09fc40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66080975&amp;asins=1566080975&amp;linkId=02db434260e3247d1ca91158b856f6ee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0140106766&amp;asins=0140106766&amp;linkId=6346f72c5d6b1a939cbbec65e5e8ac38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138857254&amp;asins=1138857254&amp;linkId=aab81ef83497c484516feb1766aecbb6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3461&amp;asins=1575253461&amp;linkId=ed2e72d4e289abd12bbc298449c4cf45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5332&amp;asins=1575255332&amp;linkId=03753a701fa9018ab439f53ec1a07c3f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59365358&amp;asins=1559365358&amp;linkId=2f583532efc7c773ed1bbdf2fa3666ac&amp;show_border=true&amp;link_opens_in_new_window=true&amp;price_color=333333&amp;title_color=0066c0&amp;bg_color=fafafa"&gt;</text:p>
          </table:table-cell>
        </table:table-row>
        <table:table-row table:style-name="ro1">
          <table:table-cell office:value-type="string" calcext:value-type="string">
            <text:p>monologue</text:p>
          </table:table-cell>
          <table:table-cell table:style-name="Default" office:value-type="string" calcext:value-type="string">
            <text:p>&lt;iframe style="width:120px;height:240px;" marginwidth="0" marginheight="0" scrolling="no" frameborder="0" src="//ws-na.amazon-adsystem.com/widgets/q?ServiceVersion=20070822&amp;OneJS=1&amp;Operation=GetAdHtml&amp;MarketPlace=US&amp;source=ac&amp;ref=tf_til&amp;ad_type=product_link&amp;tracking_id=jhhappyhour-20&amp;marketplace=amazon&amp;region=US&amp;placement=1575259079&amp;asins=1575259079&amp;linkId=ad141c50eee1cb05fc16bc579e3268ac&amp;show_border=true&amp;link_opens_in_new_window=true&amp;price_color=333333&amp;title_color=0066c0&amp;bg_color=fafafa"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18:31.539962000</meta:creation-date>
    <dc:date>2017-07-10T15:31:41.268892000</dc:date>
    <meta:editing-duration>PT2M12S</meta:editing-duration>
    <meta:editing-cycles>2</meta:editing-cycles>
    <meta:generator>LibreOffice/4.2.6.3$MacOSX_x86 LibreOffice_project/3fd416d4c6db7d3204c17ce57a1d70f6e531ee21</meta:generator>
    <meta:document-statistic meta:table-count="1" meta:cell-count="196" meta:object-count="0"/>
  </office:meta>
</office:document-meta>
</file>